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moke tests</text:p>
          </table:table-cell>
          <table:covered-table-cell table:style-name="ce1"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Mod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Expected resul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Click sign up button</text:p>
            <text:p>2. Fill fields</text:p>
            <text:p>3. Click sign up button</text:p>
          </table:table-cell>
          <table:table-cell office:value-type="string" calcext:value-type="string">
            <text:p>Account was created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Click log in button</text:p>
            <text:p>2. Fill Email and password</text:p>
            <text:p>3. Click log in button</text:p>
          </table:table-cell>
          <table:table-cell office:value-type="string" calcext:value-type="string">
            <text:p>User was log 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Log in as user</text:p>
            <text:p>2. Click to vote tab</text:p>
            <text:p>3. Click Like button</text:p>
          </table:table-cell>
          <table:table-cell office:value-type="string" calcext:value-type="string">
            <text:p>Dish rating was changed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Log in as user</text:p>
            <text:p>2. Click to vote tab</text:p>
            <text:p>3. Click Dislike button</text:p>
          </table:table-cell>
          <table:table-cell office:value-type="string" calcext:value-type="string">
            <text:p>Dish rating was change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Log in as admin</text:p>
            <text:p>2. Click to admin tab</text:p>
            <text:p>3. Click create dish button</text:p>
            <text:p>4. Fill field</text:p>
            <text:p>5. Click create button</text:p>
          </table:table-cell>
          <table:table-cell table:style-name="Default" office:value-type="string" calcext:value-type="string">
            <text:p>Dish was created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1. Log in as admin</text:p>
            <text:p>2. Click to admin tab</text:p>
            <text:p>3. Click dish</text:p>
            <text:p>3. Click change dish button</text:p>
            <text:p>4. Fill field</text:p>
            <text:p>5. Click update button</text:p>
          </table:table-cell>
          <table:table-cell table:style-name="Default" office:value-type="string" calcext:value-type="string">
            <text:p>Dish was changed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2:24:21.801047196</meta:creation-date>
    <dc:date>2019-11-24T22:32:34.786417169</dc:date>
    <meta:editing-duration>PT8M15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